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Roboto-Regular" svg:font-family="Roboto-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.7874in" fo:margin-right="0in" fo:text-align="start" style:justify-single-word="false" fo:text-indent="0in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5768b" officeooo:paragraph-rsid="0015768b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1f3864" loext:opacity="100%"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0563c2" loext:opacity="100%"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-BoldMT" fo:font-size="11pt" fo:font-weight="bold" style:font-size-asian="11pt" style:font-weight-asian="bold"/>
    </style:style>
    <style:style style:name="P5" style:family="paragraph" style:parent-style-name="Standard">
      <style:paragraph-properties fo:text-align="end" style:justify-single-word="false"/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" fo:font-size="10pt" fo:font-weight="normal" officeooo:rsid="000cbf5b" officeooo:paragraph-rsid="000cbf5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" fo:font-size="10pt" fo:font-weight="normal" officeooo:rsid="000dec42" officeooo:paragraph-rsid="000dec42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0pt" fo:font-weight="normal" officeooo:rsid="000dec42" officeooo:paragraph-rsid="000dec4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" fo:font-size="10pt" fo:font-weight="normal" officeooo:rsid="000e784c" officeooo:paragraph-rsid="000e784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0pt" fo:font-weight="normal" officeooo:rsid="000e784c" officeooo:paragraph-rsid="000e784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" fo:font-size="10pt" fo:font-weight="normal" officeooo:rsid="0012c0f2" officeooo:paragraph-rsid="0012c0f2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" fo:font-size="10pt" fo:font-weight="normal" officeooo:rsid="0015768b" officeooo:paragraph-rsid="0015768b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" fo:font-size="10pt" fo:font-weight="normal" officeooo:rsid="0015768b" officeooo:paragraph-rsid="0015768b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292929" loext:opacity="100%"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officeooo:rsid="0004362e" officeooo:paragraph-rsid="0004362e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officeooo:rsid="0004362e" officeooo:paragraph-rsid="0004546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officeooo:rsid="00045469" officeooo:paragraph-rsid="00045469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officeooo:rsid="00045469" officeooo:paragraph-rsid="00050b46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officeooo:rsid="00050b46" officeooo:paragraph-rsid="00050b46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292929" loext:opacity="100%" style:font-name="Arial" fo:font-size="10pt" fo:font-weight="normal" officeooo:rsid="00050b46" officeooo:paragraph-rsid="00050b46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officeooo:rsid="0005efce" officeooo:paragraph-rsid="0005efce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292929" loext:opacity="100%" style:font-name="Arial" fo:font-size="10pt" fo:font-weight="normal" officeooo:rsid="0005efce" officeooo:paragraph-rsid="0005efc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officeooo:rsid="000723f9" officeooo:paragraph-rsid="000723f9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292929" loext:opacity="100%" style:font-name="Arial" fo:font-size="10pt" fo:font-weight="normal" officeooo:rsid="000723f9" officeooo:paragraph-rsid="000723f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officeooo:rsid="00086703" officeooo:paragraph-rsid="00086703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officeooo:rsid="0009b37b" officeooo:paragraph-rsid="0009b37b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officeooo:rsid="000a5aff" officeooo:paragraph-rsid="000a5aff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officeooo:rsid="000af9b5" officeooo:paragraph-rsid="000af9b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92929" loext:opacity="100%" style:font-name="Arial" fo:font-size="10pt" fo:font-weight="normal" officeooo:rsid="000c9e94" officeooo:paragraph-rsid="000c9e94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202124" loext:opacity="100%"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212121" loext:opacity="100%"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212121" loext:opacity="100%" style:font-name="Arial" fo:font-size="10pt" fo:font-weight="normal" officeooo:paragraph-rsid="0015768b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" fo:font-size="10pt" fo:font-weight="normal" officeooo:rsid="0015768b" officeooo:paragraph-rsid="0015768b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212121" loext:opacity="100%" style:font-name="Arial" fo:font-size="10pt" fo:font-weight="normal" officeooo:rsid="0015768b" officeooo:paragraph-rsid="0015768b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212121" loext:opacity="100%" style:font-name="Arial" fo:font-size="10pt" fo:font-weight="normal" officeooo:rsid="0016027a" officeooo:paragraph-rsid="0016027a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" fo:font-size="10pt" fo:font-weight="normal" officeooo:rsid="0016027a" officeooo:paragraph-rsid="0016027a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.7874in" fo:margin-right="0in" fo:text-indent="0in" style:auto-text-indent="false"/>
      <style:text-properties fo:color="#212121" loext:opacity="100%" style:font-name="Arial" fo:font-size="10pt" fo:font-weight="normal" officeooo:rsid="0016027a" officeooo:paragraph-rsid="0016027a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212121" loext:opacity="100%"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style:font-name="Arial" fo:font-size="10pt" fo:font-weight="normal" officeooo:paragraph-rsid="0005efc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MT" fo:font-size="11pt" style:font-size-asian="11pt"/>
    </style:style>
    <style:style style:name="T3" style:family="text">
      <style:text-properties fo:color="#000000" loext:opacity="100%" style:font-name="ArialMT" fo:font-size="11pt" officeooo:rsid="0005efce" style:font-size-asian="11pt"/>
    </style:style>
    <style:style style:name="T4" style:family="text">
      <style:text-properties fo:color="#000000" loext:opacity="100%" fo:font-size="11pt" style:font-size-asian="11pt"/>
    </style:style>
    <style:style style:name="T5" style:family="text">
      <style:text-properties fo:color="#000000" loext:opacity="100%" fo:font-size="11pt" officeooo:rsid="0005efce" style:font-size-asian="11pt"/>
    </style:style>
    <style:style style:name="T6" style:family="text">
      <style:text-properties fo:color="#000000" loext:opacity="100%" officeooo:rsid="0005efce"/>
    </style:style>
    <style:style style:name="T7" style:family="text">
      <style:text-properties fo:color="#292929" loext:opacity="100%"/>
    </style:style>
    <style:style style:name="T8" style:family="text">
      <style:text-properties fo:color="#292929" loext:opacity="100%" style:font-name="ArialMT" fo:font-size="11pt" style:font-size-asian="11pt"/>
    </style:style>
    <style:style style:name="T9" style:family="text">
      <style:text-properties fo:color="#292929" loext:opacity="100%" style:font-name="ArialMT" fo:font-size="11pt" officeooo:rsid="0005efce" style:font-size-asian="11pt"/>
    </style:style>
    <style:style style:name="T10" style:family="text">
      <style:text-properties fo:color="#292929" loext:opacity="100%" fo:font-size="11pt" style:font-size-asian="11pt"/>
    </style:style>
    <style:style style:name="T11" style:family="text">
      <style:text-properties fo:color="#292929" loext:opacity="100%" fo:font-size="11pt" officeooo:rsid="0005efce" style:font-size-asian="11pt"/>
    </style:style>
    <style:style style:name="T12" style:family="text">
      <style:text-properties fo:color="#292929" loext:opacity="100%" officeooo:rsid="0005efce"/>
    </style:style>
    <style:style style:name="T13" style:family="text">
      <style:text-properties fo:color="#202124" loext:opacity="100%"/>
    </style:style>
    <style:style style:name="T14" style:family="text">
      <style:text-properties fo:color="#202124" loext:opacity="100%" style:font-name="ArialMT" fo:font-size="11pt" style:font-size-asian="11pt"/>
    </style:style>
    <style:style style:name="T15" style:family="text">
      <style:text-properties fo:color="#202124" loext:opacity="100%" fo:font-size="11pt" style:font-size-asian="11pt"/>
    </style:style>
    <style:style style:name="T16" style:family="text">
      <style:text-properties fo:color="#212121" loext:opacity="100%"/>
    </style:style>
    <style:style style:name="T17" style:family="text">
      <style:text-properties fo:color="#212121" loext:opacity="100%" style:font-name="ArialMT" fo:font-size="11pt" style:font-size-asian="11pt"/>
    </style:style>
    <style:style style:name="T18" style:family="text">
      <style:text-properties fo:color="#212121" loext:opacity="100%" style:font-name="Roboto-Regular" fo:font-size="11pt" style:font-size-asian="11pt"/>
    </style:style>
    <style:style style:name="T19" style:family="text">
      <style:text-properties fo:color="#212121" loext:opacity="100%" style:font-name="Roboto-Regular" fo:font-size="11pt" officeooo:rsid="0015768b" style:font-size-asian="11pt"/>
    </style:style>
    <style:style style:name="T20" style:family="text">
      <style:text-properties fo:color="#212121" loext:opacity="100%" fo:font-size="11pt" style:font-size-asian="11pt"/>
    </style:style>
    <style:style style:name="T21" style:family="text">
      <style:text-properties fo:color="#212121" loext:opacity="100%" fo:font-size="11pt" officeooo:rsid="0015768b" style:font-size-asian="11pt"/>
    </style:style>
    <style:style style:name="T22" style:family="text">
      <style:text-properties fo:color="#212121" loext:opacity="100%" officeooo:rsid="0015768b"/>
    </style:style>
    <style:style style:name="T23" style:family="text">
      <style:text-properties fo:color="#c9211e" loext:opacity="100%"/>
    </style:style>
    <style:style style:name="T24" style:family="text">
      <style:text-properties officeooo:rsid="000e784c"/>
    </style:style>
    <style:style style:name="T25" style:family="text">
      <style:text-properties officeooo:rsid="00148beb"/>
    </style:style>
    <style:style style:name="T26" style:family="text">
      <style:text-properties officeooo:rsid="001576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ndas Assignment</text:p>
      <text:p text:style-name="P3">support@intellipaat.com</text:p>
      <text:p text:style-name="P5">+91-7022374614</text:p>
      <text:p text:style-name="P5">US: 1-800-216-8930 (Toll-Free)</text:p>
      <text:p text:style-name="P6">Description of the Dataset:</text:p>
      <text:p text:style-name="P16">This dataset contains these columns: id, date, price, bedrooms, bathrooms, sqft_living, sqft_lot,</text:p>
      <text:p text:style-name="P16">floors, waterfront, view, condition, grade, sqft_above, sqft_basement, yr_built, yr_renovated, zip</text:p>
      <text:p text:style-name="P16">code, lat, long, sqft_living15, sqft_lot15.</text:p>
      <text:p text:style-name="P16">1. How many houses are having waterfront?</text:p>
      <text:p text:style-name="P17">a. 140</text:p>
      <text:p text:style-name="P17">b. 340</text:p>
      <text:p text:style-name="P17">c. 323</text:p>
      <text:p text:style-name="P17">d. 163</text:p>
      <text:p text:style-name="P17"/>
      <text:p text:style-name="P18">Answer:</text:p>
      <text:p text:style-name="P19">d. 163 <text:span text:style-name="T23"><text:s/>//df[df['waterfront']&gt;0]</text:span></text:p>
      <text:p text:style-name="P19"><text:span text:style-name="T23"/></text:p>
      <text:p text:style-name="P16">2. Which zip code is having the costliest house?</text:p>
      <text:p text:style-name="P17">a. 98456</text:p>
      <text:p text:style-name="P17">b. 98102</text:p>
      <text:p text:style-name="P17">c. 98283</text:p>
      <text:p text:style-name="P17">d. 89034</text:p>
      <text:p text:style-name="P17"/>
      <text:p text:style-name="P20">Answer:</text:p>
      <text:p text:style-name="P20">b. 98102 <text:span text:style-name="T23">// df[df['price']==df.max()['price']].zipcode</text:span></text:p>
      <text:p text:style-name="P20"><text:span text:style-name="T23"/></text:p>
      <text:p text:style-name="P16">3. How many houses are having grade 10?</text:p>
      <text:p text:style-name="P17">a. 1133</text:p>
      <text:p text:style-name="P17">b. 1134</text:p>
      <text:p text:style-name="P17">c. 1135</text:p>
      <text:p text:style-name="P17">d. 1132</text:p>
      <text:p text:style-name="P20">Answer:</text:p>
      <text:p text:style-name="P20">b. 1134 <text:span text:style-name="T23"><text:s/>//df[df['grade']==10].grade.count()</text:span></text:p>
      <text:p text:style-name="P20"><text:span text:style-name="T23"/></text:p>
      <text:p text:style-name="P16">4. How many null values are there in the dataset?</text:p>
      <text:p text:style-name="P17">a. 20</text:p>
      <text:p text:style-name="P17">b. 19</text:p>
      <text:p text:style-name="P17">c. 0</text:p>
      <text:p text:style-name="P17">d. 4</text:p>
      <text:p text:style-name="P17"/>
      <text:p text:style-name="P20">Answer:</text:p>
      <text:p text:style-name="P21">c. 0</text:p>
      <text:p text:style-name="P21"/>
      <text:p text:style-name="P16">5. Does this 9126100861 customer have a waterfront?</text:p>
      <text:p text:style-name="P17">a. Yes</text:p>
      <text:p text:style-name="P17">b. No</text:p>
      <text:p text:style-name="P22">Answer:</text:p>
      <text:p text:style-name="P22">b. No <text:span text:style-name="T23">//df[df.id==9126100861].waterfront</text:span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16">6. How many houses are having 3 views?</text:p>
      <text:p text:style-name="P17">a. 340</text:p>
      <text:p text:style-name="P17">b. 550</text:p>
      <text:p text:style-name="P17">c. 510</text:p>
      <text:p text:style-name="P17">d. 90</text:p>
      <text:p text:style-name="P22">Answer:</text:p>
      <text:p text:style-name="P22">c.510 <text:span text:style-name="T23">//df[df.view==3].id.count()</text:span></text:p>
      <text:p text:style-name="P16">7. What is the lowest price of the house?</text:p>
      <text:p text:style-name="P17"><text:soft-page-break/>a. 45000</text:p>
      <text:p text:style-name="P17">b. 28000</text:p>
      <text:p text:style-name="P17">c. 75000</text:p>
      <text:p text:style-name="P17">d. 25000</text:p>
      <text:p text:style-name="P22">Answer:</text:p>
      <text:p text:style-name="P22">c.75000 <text:span text:style-name="T23">//df['price'].min()</text:span></text:p>
      <text:p text:style-name="P22"><text:span text:style-name="T23"/></text:p>
      <text:p text:style-name="P23"><text:span text:style-name="T23"/></text:p>
      <text:p text:style-name="P16">8. Which zip code area is having the cheapest house?</text:p>
      <text:p text:style-name="P42"><text:span text:style-name="T1">a. </text:span><text:span text:style-name="T7">98000</text:span></text:p>
      <text:p text:style-name="P42"><text:span text:style-name="T1">b. </text:span><text:span text:style-name="T7">98022</text:span></text:p>
      <text:p text:style-name="P42"><text:span text:style-name="T1">c. </text:span><text:span text:style-name="T7">80000</text:span></text:p>
      <text:p text:style-name="P42"><text:span text:style-name="T1">d. </text:span><text:span text:style-name="T7">94500</text:span></text:p>
      <text:p text:style-name="P43"><text:span text:style-name="T12">Answer:</text:span></text:p>
      <text:p text:style-name="P43"><text:span text:style-name="T6">b. </text:span><text:span text:style-name="T12">98022 <text:s/></text:span><text:span text:style-name="T7">// df[df['price']==df['price'].min()].zipcode</text:span></text:p>
      <text:p text:style-name="P43"><text:span text:style-name="T7"/></text:p>
      <text:p text:style-name="P16">9. Which area is having the biggest sqft_living?</text:p>
      <text:p text:style-name="P17">a. 98053</text:p>
      <text:p text:style-name="P17">b. 98055</text:p>
      <text:p text:style-name="P17">c. 98035</text:p>
      <text:p text:style-name="P17">d. None of the above</text:p>
      <text:p text:style-name="P24">Answer:</text:p>
      <text:p text:style-name="P24">a. 98053 <text:s/>// df[df['sqft_living']==df['sqft_living'].max()].zipcode</text:p>
      <text:p text:style-name="P24"/>
      <text:p text:style-name="P16">10. In which year the costliest house has been built?</text:p>
      <text:p text:style-name="P17">a. 2000</text:p>
      <text:p text:style-name="P17">b. 1992</text:p>
      <text:p text:style-name="P17">c. 1911</text:p>
      <text:p text:style-name="P17">d. 1910</text:p>
      <text:p text:style-name="P24">Answer:</text:p>
      <text:p text:style-name="P24">d. 1910 // df[df['price']==df['price'].max()].yr_built</text:p>
      <text:p text:style-name="P25"/>
      <text:p text:style-name="P16">11. Which of the following data types can a Pandas Series have?</text:p>
      <text:p text:style-name="P17">a. Int</text:p>
      <text:p text:style-name="P17">b. Str</text:p>
      <text:p text:style-name="P17">c. Float</text:p>
      <text:p text:style-name="P17">d. All of the above</text:p>
      <text:p text:style-name="P26">Answer:</text:p>
      <text:p text:style-name="P26">d. All of the above</text:p>
      <text:p text:style-name="P27"/>
      <text:p text:style-name="P16">12. Which of the following is having a one-dimensional array?</text:p>
      <text:p text:style-name="P17">a. Series data type</text:p>
      <text:p text:style-name="P17">b. DataFrame data type</text:p>
      <text:p text:style-name="P17">c. Both of the above</text:p>
      <text:p text:style-name="P17">d. None of the above</text:p>
      <text:p text:style-name="P26">Answer:</text:p>
      <text:p text:style-name="P26">a. Series data type</text:p>
      <text:p text:style-name="P27"/>
      <text:p text:style-name="P16">13. What value you will get on the left side after printing a series format data?</text:p>
      <text:p text:style-name="P17">a. Data</text:p>
      <text:p text:style-name="P17">b. Value</text:p>
      <text:p text:style-name="P17">c. Index</text:p>
      <text:p text:style-name="P17">d. All of the above</text:p>
      <text:p text:style-name="P26">Answer:</text:p>
      <text:p text:style-name="P26">c. Index</text:p>
      <text:p text:style-name="P26"/>
      <text:p text:style-name="P16">14. Which of the following is considered as data in pandas?</text:p>
      <text:p text:style-name="P17">a. Dictionary</text:p>
      <text:p text:style-name="P17">b. Boolean</text:p>
      <text:p text:style-name="P17"><text:soft-page-break/>c. Nd-array</text:p>
      <text:p text:style-name="P17">d. All of the above</text:p>
      <text:p text:style-name="P26">Answer:</text:p>
      <text:p text:style-name="P26">d. All of the above</text:p>
      <text:p text:style-name="P26"/>
      <text:p text:style-name="P16">15. In what format the keys will get converted into when we convert the dictionary data into</text:p>
      <text:p text:style-name="P16">data frame format?</text:p>
      <text:p text:style-name="P17">a. Rows</text:p>
      <text:p text:style-name="P17">b. Columns</text:p>
      <text:p text:style-name="P17">c. Indexes</text:p>
      <text:p text:style-name="P17">d. Records</text:p>
      <text:p text:style-name="P26">Answer:</text:p>
      <text:p text:style-name="P26">b. Columns</text:p>
      <text:p text:style-name="P26"/>
      <text:p text:style-name="P44"><text:span text:style-name="T7">16. </text:span><text:span text:style-name="T13">Write a function to perform the following operation:</text:span></text:p>
      <text:p text:style-name="P33">Increase the grade of the house by 1 if the sqft of the house is greater than 0 and less than</text:p>
      <text:p text:style-name="P33">equal to 400. If the total sqft of the house is greater than 400, increase the grade of the house</text:p>
      <text:p text:style-name="P33">by 2.</text:p>
      <text:p text:style-name="P16">After creating the above function, which syntax will be using when using apply function to run</text:p>
      <text:p text:style-name="P16">the above created function in the dataset?</text:p>
      <text:p text:style-name="P17">a. data.apply(your_function_name(arg1))</text:p>
      <text:p text:style-name="P17">b. data.apply_fun(function_name())</text:p>
      <text:p text:style-name="P17">c. data.app(data)</text:p>
      <text:p text:style-name="P17">d. None of the above</text:p>
      <text:p text:style-name="P28">Answer:</text:p>
      <text:p text:style-name="P28">d. None of the above</text:p>
      <text:p text:style-name="P28">// def IncreaseGrade(sqft_lot):</text:p>
      <text:p text:style-name="P28"><text:s text:c="4"/>if sqft_lot&gt;400:</text:p>
      <text:p text:style-name="P28"><text:s text:c="8"/>return 2</text:p>
      <text:p text:style-name="P28"><text:s text:c="4"/>elif <text:s/>sqft_lot&gt;0 &amp; sqft_lot&lt;=400:</text:p>
      <text:p text:style-name="P28"><text:s text:c="8"/>return 1</text:p>
      <text:p text:style-name="P28"><text:s text:c="4"/>else:</text:p>
      <text:p text:style-name="P28"><text:s text:c="8"/>return 0</text:p>
      <text:p text:style-name="P28">df['grade']=df['grade']+df['sqft_lot'].apply(IncreaseGrade)</text:p>
      <text:p text:style-name="P28"/>
      <text:p text:style-name="P28"/>
      <text:p text:style-name="P16">17. How to check the duplicate values on id,grade and location?</text:p>
      <text:p text:style-name="P17">a. df.duplicated(subset=['id','zipcode','grade'])</text:p>
      <text:p text:style-name="P17">b. df.duplicate(subset=['id','zipcode','grade'])</text:p>
      <text:p text:style-name="P17">c. df.duplicated({'id','zipcode','grade'})</text:p>
      <text:p text:style-name="P17">d. All of the above</text:p>
      <text:p text:style-name="P29">Answer:</text:p>
      <text:p text:style-name="P29">a. df.duplicated(subset=['id','zipcode','grade'])</text:p>
      <text:p text:style-name="P29"/>
      <text:p text:style-name="P16">18. Which of the following code will help to display the 3rd, 4th and 5th rows from the 6th to 9th</text:p>
      <text:p text:style-name="P16">columns of a data frame data?</text:p>
      <text:p text:style-name="P17">a. data.loc[3:6, 6:10]</text:p>
      <text:p text:style-name="P17">b. data.iloc[3;6,6;10]</text:p>
      <text:p text:style-name="P17">c. data.iloc[3:6,6:10]</text:p>
      <text:p text:style-name="P17">d. None of the above</text:p>
      <text:p text:style-name="P30">Answer:</text:p>
      <text:p text:style-name="P30">c. data.iloc[3:6,6:10]</text:p>
      <text:p text:style-name="P30"/>
      <text:p text:style-name="P16">19. Which of the following syntax will display the last two records of df?</text:p>
      <text:p text:style-name="P16">import pandas as pd</text:p>
      <text:p text:style-name="P16">df = pd.DataFrame({'A':[34, 78, 54], 'B':[12, 67, 43]}, index=['r1', 'r2', 'r3'])</text:p>
      <text:p text:style-name="P17">a. df.iloc[:'r3']</text:p>
      <text:p text:style-name="P17">b. df.loc['r2':'r3']</text:p>
      <text:p text:style-name="P17">c. df.iloc['r2':'r3']</text:p>
      <text:p text:style-name="P17"><text:soft-page-break/>d. df.loc[:'r3']</text:p>
      <text:p text:style-name="P31">Answer:</text:p>
      <text:p text:style-name="P31">b. df.loc['r2':'r3']</text:p>
      <text:p text:style-name="P31"/>
      <text:p text:style-name="P16">20. Which of the following is/are true about loc in pandas:</text:p>
      <text:p text:style-name="P17">a. Add new rows in the data frames</text:p>
      <text:p text:style-name="P17">b. To change the values of a row to a particular value</text:p>
      <text:p text:style-name="P17">c. To extract values from the particular rows</text:p>
      <text:p text:style-name="P17">d. All of the above</text:p>
      <text:p text:style-name="P32">Answer:</text:p>
      <text:p text:style-name="P32">c. To extract values from the particular rows</text:p>
      <text:p text:style-name="P32"/>
      <text:p text:style-name="P6">21. Change the date column in the format (dd/mm/year) using the pandas to_datetime()</text:p>
      <text:p text:style-name="P6">function.</text:p>
      <text:p text:style-name="P7"/>
      <text:p text:style-name="P8">Answer:</text:p>
      <text:p text:style-name="P8">df['date'] = pd.to_datetime(df['date'],dayfirst = True,errors='coerce')</text:p>
      <text:p text:style-name="P8">df['date'] = df['date'].dt.strftime('%m/%d/%Y')</text:p>
      <text:p text:style-name="P8"/>
      <text:p text:style-name="P6">22. Create a separate data frame that satisfies the conditions below.</text:p>
      <text:p text:style-name="P6">1. Houses built before 1980</text:p>
      <text:p text:style-name="P6">2. Have more than 2 bedrooms</text:p>
      <text:p text:style-name="P6">3. Have more than 2 floors.</text:p>
      <text:p text:style-name="P6"/>
      <text:p text:style-name="P9">Answer:</text:p>
      <text:p text:style-name="P9">df2=df[(df['yr_built']&gt;1980)&amp;(df['bedrooms']&gt;2)&amp;(df['floors']&gt;2)]</text:p>
      <text:p text:style-name="P9">df2</text:p>
      <text:p text:style-name="P10"/>
      <text:p text:style-name="P6">23. For a given nested list, convert the same into a dataframe.</text:p>
      <text:p text:style-name="P34">sample_list = [['Carl', 22],</text:p>
      <text:p text:style-name="P34">['Martha', 25],</text:p>
      <text:p text:style-name="P34">['Calvin', 12],</text:p>
      <text:p text:style-name="P34">['Stuart', 15]</text:p>
      <text:p text:style-name="P34">]</text:p>
      <text:p text:style-name="P6">The resulting dataframe must contain the column names as ‘Name’, and ‘Age’ with the</text:p>
      <text:p text:style-name="P6">respective values from the sample_list.</text:p>
      <text:p text:style-name="P7"><text:s/><text:span text:style-name="T24">Answer:</text:span></text:p>
      <text:p text:style-name="P7">sample_list = [['Carl', 22],</text:p>
      <text:p text:style-name="P7">['Martha', 25],</text:p>
      <text:p text:style-name="P7">['Calvin', 12],</text:p>
      <text:p text:style-name="P7">['Stuart', 15]</text:p>
      <text:p text:style-name="P7">]</text:p>
      <text:p text:style-name="P7">df3=pd.DataFrame(sample_list,columns=['Name','Age'])</text:p>
      <text:p text:style-name="P7">df3</text:p>
      <text:p text:style-name="P7"/>
      <text:p text:style-name="P6">24. For a given dictionary, convert the same into a dataframe.</text:p>
      <text:p text:style-name="P34">sample_dict = {'Cristiano': ['Ronaldo','Man U', 801],</text:p>
      <text:p text:style-name="P34">'Lionel': ['Messi','PSG', 758],</text:p>
      <text:p text:style-name="P34">'Luis': ['Suarez','Atletico Madrid', 509],</text:p>
      <text:p text:style-name="P34">'Robert': ['Lewandowski','Bayern Munich', 527],</text:p>
      <text:p text:style-name="P34">'Zlatan': ['Ibrahimovic','AC Milan',553]</text:p>
      <text:p text:style-name="P34">}</text:p>
      <text:p text:style-name="P11">Answer:</text:p>
      <text:p text:style-name="P11">#Q24</text:p>
      <text:p text:style-name="P11">sample_dict = {'Cristiano': ['Ronaldo','Man U', 801],</text:p>
      <text:p text:style-name="P11">'Lionel': ['Messi','PSG', 758],</text:p>
      <text:p text:style-name="P11">'Luis': ['Suarez','Atletico Madrid', 509],</text:p>
      <text:p text:style-name="P11">'Robert': ['Lewandowski','Bayern Munich', 527],</text:p>
      <text:p text:style-name="P11">'Zlatan': ['Ibrahimovic','AC Milan',553]</text:p>
      <text:p text:style-name="P11"><text:soft-page-break/>}</text:p>
      <text:p text:style-name="P11">df4=pd.concat([pd.DataFrame(sample_dict.keys(),columns=['First Name']),pd.DataFrame(sample_dict.values(),columns=['lastname','club','goals'])],join='inner',axis=1)</text:p>
      <text:p text:style-name="P11">df4</text:p>
      <text:p text:style-name="P12"/>
      <text:p text:style-name="P6">25. For a given tuple, convert the same into a dataframe.</text:p>
      <text:p text:style-name="P6">sample_tuple = ([1, 'one', 3],</text:p>
      <text:p text:style-name="P6">[2, 'two', 3],</text:p>
      <text:p text:style-name="P6">[3, 'Three', 5],</text:p>
      <text:p text:style-name="P6">[4, 'Four', 4],</text:p>
      <text:p text:style-name="P6">[5, 'Five', 4])</text:p>
      <text:p text:style-name="P13">Answer:</text:p>
      <text:p text:style-name="P13">sample_tuple = ([1, 'one', 3],</text:p>
      <text:p text:style-name="P13">[2, 'two', 3],</text:p>
      <text:p text:style-name="P13">[3, 'Three', 5],</text:p>
      <text:p text:style-name="P13">[4, 'Four', 4],</text:p>
      <text:p text:style-name="P13">[5, 'Five', 4])</text:p>
      <text:p text:style-name="P13">df5=pd.DataFrame(sample_tuple,columns=['no','Number_text','Number'],index=[1,2,3,4,5])</text:p>
      <text:p text:style-name="P13">df5=df5.drop(columns=["no"])</text:p>
      <text:p text:style-name="P13">df5</text:p>
      <text:p text:style-name="P6">26. Create a separate dataframe that contains houses ordered in ascending or descending</text:p>
      <text:p text:style-name="P6">order of the prices of each house.</text:p>
      <text:p text:style-name="P6"/>
      <text:p text:style-name="P6"><text:tab/><text:span text:style-name="T25">Answer</text:span></text:p>
      <text:p text:style-name="P7">df6=df.sort_values(by="price",ascending=False)</text:p>
      <text:p text:style-name="P7">print(df6)</text:p>
      <text:p text:style-name="P7">df7=df.sort_values(by="price",ascending=True)</text:p>
      <text:p text:style-name="P7">print(df7)</text:p>
      <text:p text:style-name="P6">27. Calculate the mean and standard deviation of all the numerical values in the dataset. For</text:p>
      <text:p text:style-name="P6">example - the mean for the bedrooms column is 3.370 and the standard deviation is 0.930.</text:p>
      <text:p text:style-name="P14">Answer:</text:p>
      <text:p text:style-name="P1">df.mean()</text:p>
      <text:p text:style-name="P1">df.std()</text:p>
      <text:p text:style-name="P15"/>
      <text:p text:style-name="P15"/>
      <text:p text:style-name="P6">28. Perform the following operations on the pandas dataframe.</text:p>
      <text:p text:style-name="P6">1. Get the data starting from the rows 25 to 35.</text:p>
      <text:p text:style-name="P6"><text:tab/><text:span text:style-name="T26">Answer: df[25:36]</text:span></text:p>
      <text:p text:style-name="P44"><text:span text:style-name="T1">2. Get the price of the houses located at the longitude-</text:span><text:span text:style-name="T16">-122.045 </text:span><text:span text:style-name="T1">latitude- </text:span><text:span text:style-name="T16">47.6168.</text:span></text:p>
      <text:p text:style-name="P44"><text:span text:style-name="T16"><text:tab/></text:span><text:span text:style-name="T22">Answer: df[(df.lat==47.6168) &amp;(df.long==-122.045)]</text:span></text:p>
      <text:p text:style-name="P44"><text:span text:style-name="T22"/></text:p>
      <text:p text:style-name="P34">29. Create a new dataframe after dropping all the columns except, date, price, and floor</text:p>
      <text:p text:style-name="P35">area(sqft_living, sqft_lot, sqft_above, sqft_basement, all combined in one column).</text:p>
      <text:p text:style-name="P36">Answer:</text:p>
      <text:p text:style-name="P36">df['Floor Area']=df["sqft_living"]+df["sqft_lot"]+df["sqft_above"]+df["sqft_basement"]</text:p>
      <text:p text:style-name="P36">df8=df.drop(columns=["id","bedrooms","bathrooms","sqft_living","sqft_lot","floors","waterfront","view","condition","grade","sqft_above",</text:p>
      <text:p text:style-name="P36">"sqft_basement","yr_built","yr_renovated","zipcode","lat","long","sqft_living15","sqft_lot15"])</text:p>
      <text:p text:style-name="P36">df8</text:p>
      <text:p text:style-name="P37"/>
      <text:p text:style-name="P34">30. Perform the following operations on the dataframes given below.</text:p>
      <text:p text:style-name="P35">A = pd.DataFrame([['Carl', 22],['Martha', 25],['Calvin', 12],['Stuart', 15]], columns=[‘Name’, ‘Age’])</text:p>
      <text:p text:style-name="P44"><text:span text:style-name="T16">B = pd.DataFrame([['Melvin', 25],['Martha', 34],['Lewis', 32],['Leo', 25]], columns=[‘Name’, ‘Age’])</text:span></text:p>
      <text:p text:style-name="P34">1. Left Outer Join</text:p>
      <text:p text:style-name="P34">2. Outer Join</text:p>
      <text:p text:style-name="P34">3. Inner Join</text:p>
      <text:p text:style-name="P34">4. Right Outer Join</text:p>
      <text:p text:style-name="P34"/>
      <text:p text:style-name="P34"/>
      <text:p text:style-name="P39"><text:soft-page-break/>Answer:</text:p>
      <text:p text:style-name="P39">A = pd.DataFrame([['Carl', 22],['Martha', 25],['Calvin', 12],['Stuart', 15]], columns=['Name', 'Age'])</text:p>
      <text:p text:style-name="P39">B = pd.DataFrame([['Melvin', 25],['Martha', 34],['Lewis', 32],['Leo', 25]], columns=['Name', 'Age'])</text:p>
      <text:p text:style-name="P39">print(A.merge(B,on='Name',how='left'))</text:p>
      <text:p text:style-name="P39">print(A.merge(B,on='Name',how='outer'))</text:p>
      <text:p text:style-name="P39">print(A.merge(B,on='Name',how='inner'))</text:p>
      <text:p text:style-name="P39">print(A.merge(B,on='Name',how='right'))</text:p>
      <text:p text:style-name="P39"/>
      <text:p text:style-name="P38"/>
      <text:p text:style-name="P34">31. What will be the correlation between the columns sqft_living and sqft_above?</text:p>
      <text:p text:style-name="P34">1. 0.702035</text:p>
      <text:p text:style-name="P34">2. 0.754665</text:p>
      <text:p text:style-name="P34">3. 0.876597</text:p>
      <text:p text:style-name="P34">4. 0.303093</text:p>
      <text:p text:style-name="P39">Answer:</text:p>
      <text:p text:style-name="P39">3. 0.876597 <text:s/>// <text:s text:c="2"/>df["sqft_living"].corr(df["sqft_above"])</text:p>
      <text:p text:style-name="P39"/>
      <text:p text:style-name="P34">32. If the correlation between the columns bathrooms and sqft_living is 0.754665, what all</text:p>
      <text:p text:style-name="P34">interpretations can be made about the two columns?</text:p>
      <text:p text:style-name="P34">1. A positive correlation between the two columns</text:p>
      <text:p text:style-name="P34">2. The columns show perfect correlation.</text:p>
      <text:p text:style-name="P34">3. A strong negative correlation between the two columns</text:p>
      <text:p text:style-name="P41">4. No correlation between the two columns.</text:p>
      <text:p text:style-name="P41"/>
      <text:p text:style-name="P40">Answer :</text:p>
      <text:p text:style-name="P39">1. A positive correlation between the two colum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Roboto-Regular" svg:font-family="Roboto-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4T16:00:04.488000000</dc:date>
    <meta:editing-duration>PT3H1M21S</meta:editing-duration>
    <meta:editing-cycles>17</meta:editing-cycles>
    <meta:generator>LibreOffice/7.2.7.2$Windows_X86_64 LibreOffice_project/8d71d29d553c0f7dcbfa38fbfda25ee34cce99a2</meta:generator>
    <meta:document-statistic meta:table-count="0" meta:image-count="0" meta:object-count="0" meta:page-count="6" meta:paragraph-count="276" meta:word-count="1163" meta:character-count="8420" meta:non-whitespace-character-count="7486"/>
  </office:meta>
</office:document-meta>
</file>